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652cm" fo:min-width="4.212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4.462cm" fo:min-width="4.212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1.922cm" fo:min-width="4.212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239cm" fo:min-width="4.212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0.952cm" svg:x="1cm" svg:y="1cm">
          <text:p text:style-name="P1">Domain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762cm" svg:height="4.762cm" svg:x="1cm" svg:y="1.953cm">
          <text:p text:style-name="P1">ID</text:p>
          <text:p text:style-name="P1">FQDN (PK)</text:p>
          <text:p text:style-name="P1">Email</text:p>
          <text:p text:style-name="P1">SN</text:p>
          <text:p text:style-name="P1">Refresh</text:p>
          <text:p text:style-name="P1">retry</text:p>
          <text:p text:style-name="P1">Expire</text:p>
          <text:p text:style-name="P1">Minimum_TTL</text:p>
          <text:p text:style-name="P1">WAN_IP</text:p>
          <text:p text:style-name="P1">Activ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2cm" svg:height="0.952cm" svg:x="7.985cm" svg:y="1cm">
          <text:p text:style-name="P1">Subdomains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762cm" svg:height="2.222cm" svg:x="7.985cm" svg:y="1.953cm">
          <text:p text:style-name="P1">ID (PK)</text:p>
          <text:p text:style-name="P1">Name</text:p>
          <text:p text:style-name="P1">Active</text:p>
          <text:p text:style-name="P1">Domain.FQDN (FK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62cm" svg:height="0.952cm" svg:x="7.985cm" svg:y="10.525cm">
          <text:p text:style-name="P1">Subdomain_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2cm" svg:height="2.222cm" svg:x="7.985cm" svg:y="11.478cm">
          <text:p text:style-name="P1">TimeStamp (PK)</text:p>
          <text:p text:style-name="P1">IPv4</text:p>
          <text:p text:style-name="P1">IPv6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62cm" svg:height="0.952cm" svg:x="15.287cm" svg:y="9.255cm">
          <text:p text:style-name="P1">Subdomain_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2cm" svg:height="2.222cm" svg:x="15.287cm" svg:y="10.208cm">
          <text:p text:style-name="P1">TimeStamp (PK)</text:p>
          <text:p text:style-name="P1">IPv4</text:p>
          <text:p text:style-name="P1">IPv6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762cm" svg:height="0.952cm" svg:x="4.81cm" svg:y="7.032cm">
          <text:p text:style-name="P1">Subdomain_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2cm" svg:height="2.222cm" svg:x="4.81cm" svg:y="7.985cm">
          <text:p text:style-name="P1">TimeStamp (PK)</text:p>
          <text:p text:style-name="P1">IPv4</text:p>
          <text:p text:style-name="P1">IPv6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191cm" svg:y1="7.032cm" svg:x2="10.366cm" svg:y2="4.175cm" draw:start-shape="id1" draw:end-shape="id2" svg:d="M7191 7032v-1428h3175v-1429" svg:viewBox="0 0 3176 2858">
          <text:p/>
        </draw:connector>
        <draw:connector draw:style-name="gr4" draw:text-style-name="P1" draw:layer="layout" svg:x1="10.366cm" svg:y1="10.525cm" svg:x2="10.366cm" svg:y2="4.175cm" draw:start-shape="id3" draw:end-shape="id2" draw:end-glue-point="2" svg:d="M10366 10525v-6350" svg:viewBox="0 0 1 6351">
          <text:p/>
        </draw:connector>
        <draw:connector draw:style-name="gr4" draw:text-style-name="P1" draw:layer="layout" svg:x1="15.287cm" svg:y1="9.731cm" svg:x2="12.747cm" svg:y2="3.064cm" draw:start-shape="id4" draw:end-shape="id2" svg:d="M15287 9731h-1270v-6667h-1270" svg:viewBox="0 0 2541 6668">
          <text:p/>
        </draw:connector>
        <draw:connector draw:style-name="gr4" draw:text-style-name="P1" draw:layer="layout" svg:x1="5.762cm" svg:y1="4.334cm" svg:x2="7.985cm" svg:y2="3.064cm" draw:start-shape="id5" draw:end-shape="id2" svg:d="M5762 4334h1112v-1270h1111" svg:viewBox="0 0 2224 1271">
          <text:p/>
        </draw:connector>
        <draw:custom-shape draw:style-name="gr1" draw:text-style-name="P2" xml:id="id6" draw:id="id6" draw:layer="layout" svg:width="4.762cm" svg:height="0.952cm" svg:x="1cm" svg:y="13.7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62cm" svg:height="2.539cm" svg:x="1cm" svg:y="14.653cm">
          <text:p text:style-name="P1">ID (PK)</text:p>
          <text:p text:style-name="P1">Name</text:p>
          <text:p text:style-name="P1">Domain.FQDN (FK)</text:p>
          <text:p text:style-name="P1">RecordType</text:p>
          <text:p text:style-name="P1">valu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381cm" svg:y1="6.715cm" svg:x2="3.381cm" svg:y2="13.7cm" draw:start-shape="id5" draw:start-glue-point="2" draw:end-shape="id6" draw:end-glue-point="0" svg:d="M3381 6715v6985" svg:viewBox="0 0 1 698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="CF_20_Only_20_One" draw:marker-start-width="0.254cm" draw:marker-start-center="false" draw:marker-end="CF_20_Many_20_One" draw:marker-end-width="0.254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="CF_20_Only_20_One" draw:marker-start-width="0.279cm" draw:marker-end="CF_20_Many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2:17:48.742125356</meta:creation-date>
    <dc:date>2024-07-12T04:37:09.518119391</dc:date>
    <meta:editing-duration>PT2H59M26S</meta:editing-duration>
    <meta:editing-cycles>4</meta:editing-cycles>
    <meta:generator>LibreOffice/24.2.4.2$Linux_X86_64 LibreOffice_project/420$Build-2</meta:generator>
    <meta:document-statistic meta:object-count="17"/>
  </office:meta>
</office:document-meta>
</file>